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C9000000FA3D46D92827AAECB7.png" manifest:media-type="image/png"/>
  <manifest:file-entry manifest:full-path="Pictures/100002010000042700000127F1AFC774175F9079.png" manifest:media-type="image/png"/>
  <manifest:file-entry manifest:full-path="Pictures/10000000000003E800000198423A83D0B1223B51.png" manifest:media-type="image/png"/>
  <manifest:file-entry manifest:full-path="Pictures/10000201000006200000019CED755F8588828775.png" manifest:media-type="image/png"/>
  <manifest:file-entry manifest:full-path="Pictures/100000000000015E0000006D4C1B15FD756292B2.png" manifest:media-type="image/png"/>
  <manifest:file-entry manifest:full-path="Pictures/1000020100000377000000E4353843B9F1C85F65.png" manifest:media-type="image/png"/>
  <manifest:file-entry manifest:full-path="Pictures/100002010000015200000080EA0DD9B942B85BA0.png" manifest:media-type="image/png"/>
  <manifest:file-entry manifest:full-path="Pictures/1000382F0000000000000000246468B18C3DD530.svg" manifest:media-type="image/svg+xml"/>
  <manifest:file-entry manifest:full-path="Pictures/100967D200000000000000005EF2A92B3265D923.svg" manifest:media-type="image/svg+xml"/>
  <manifest:file-entry manifest:full-path="Pictures/1000020100000200000002000E745F1F35F0E2E6.png" manifest:media-type="image/png"/>
  <manifest:file-entry manifest:full-path="Pictures/1000A6660000782700007A955A871B4522007E8A.svg" manifest:media-type="image/svg+xml"/>
  <manifest:file-entry manifest:full-path="Pictures/10000201000001D10000009894F1AF8557DB4E63.png" manifest:media-type="image/png"/>
  <manifest:file-entry manifest:full-path="Pictures/10000201000002BC000002CA941FE05B30C242F9.png" manifest:media-type="image/png"/>
  <manifest:file-entry manifest:full-path="Pictures/10000201000003830000020BFBE3BBBA4F51235C.png" manifest:media-type="image/png"/>
  <manifest:file-entry manifest:full-path="Pictures/1000020100001BE000000992628A4E5557EBA0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15" draw:textarea-horizontal-align="justify" draw:textarea-vertical-align="middle" draw:auto-grow-height="false" fo:min-height="28.35cm" fo:min-width="97.5cm"/>
    </style:style>
    <style:style style:name="gr2" style:family="graphic" style:parent-style-name="standard">
      <style:graphic-properties draw:stroke="none" draw:fill-color="#7b4397" draw:textarea-horizontal-align="justify" draw:textarea-vertical-align="middle" draw:auto-grow-height="false" fo:min-height="9.85cm" fo:min-width="97.5cm"/>
    </style:style>
    <style:style style:name="gr3" style:family="graphic" style:parent-style-name="standard">
      <style:graphic-properties draw:stroke="none" svg:stroke-color="#000000" draw:fill="none" draw:fill-color="#ffffff" fo:min-height="9.55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1.72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_20_15"/>
      <style:paragraph-properties fo:text-align="center"/>
    </style:style>
    <style:style style:name="P2" style:family="paragraph">
      <loext:graphic-properties draw:fill-color="#7b439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96pt" style:font-size-asian="96pt" style:font-size-complex="9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7b4397" fo:font-size="72pt" style:font-size-asian="72pt" style:font-size-complex="72pt"/>
    </style:style>
    <style:style style:name="T1" style:family="text">
      <style:text-properties fo:color="#ffffff" fo:font-size="96pt" style:font-size-asian="96pt" style:font-size-complex="96pt"/>
    </style:style>
    <style:style style:name="T2" style:family="text">
      <style:text-properties fo:color="#ffffff" style:font-name="Liberation Sans Narrow" fo:font-size="196pt" fo:font-weight="bold" style:font-size-asian="196pt" style:font-weight-asian="bold" style:font-size-complex="196pt" style:font-weight-complex="bold"/>
    </style:style>
    <style:style style:name="T3" style:family="text">
      <style:text-properties fo:color="#7b4397" fo:font-size="72pt" style:font-size-asian="72pt" style:font-size-complex="72pt"/>
    </style:style>
    <style:style style:name="T4" style:family="text">
      <style:text-properties fo:font-variant="normal" fo:text-transform="none" fo:color="#7b4397" style:text-outline="false" style:text-line-through-style="none" style:text-line-through-type="none" style:font-name="Liberation Sans1" fo:font-size="72pt" fo:font-style="normal" fo:text-shadow="none" style:text-underline-style="none" fo:font-weight="normal" style:letter-kerning="true" style:font-name-asian="Liberation Sans1" style:font-size-asian="72pt" style:font-style-asian="normal" style:font-weight-asian="normal" style:font-name-complex="Liberation Sans1" style:font-size-complex="7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b4397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style:font-name-asian="Liberation Sans1" style:font-size-asian="72pt" style:font-style-asian="normal" style:font-weight-asian="normal" style:font-name-complex="Liberation Sans1" style:font-size-complex="7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b4397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style:font-name-asian="Droid Sans Fallback" style:font-size-asian="72pt" style:font-style-asian="normal" style:font-weight-asian="normal" style:font-name-complex="FreeSans" style:font-size-complex="7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7b4397" style:font-name="Liberation Sans1" fo:font-size="72pt" style:font-name-asian="Liberation Sans1" style:font-size-asian="72pt" style:font-name-complex="Liberation Sans1" style:font-size-complex="72pt"/>
    </style:style>
    <style:style style:name="T8" style:family="text">
      <style:text-properties fo:color="#7b4397" style:font-name="Liberation Sans" fo:font-size="72pt" style:font-name-asian="Liberation Sans1" style:font-size-asian="72pt" style:font-name-complex="Liberation Sans1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8cm" svg:height="28.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8cm" svg:height="10.1cm" svg:x="1cm" svg:y="30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8cm" svg:height="9.8cm" svg:x="1cm" svg:y="30.6cm">
          <draw:text-box>
            <text:p><text:span text:style-name="T1"/></text:p>
            <text:p text:style-name="P3"><text:span text:style-name="T1">SPONSORED BY</text:span></text:p>
          </draw:text-box>
        </draw:frame>
        <draw:frame draw:style-name="gr4" draw:text-style-name="P5" draw:layer="layout" svg:width="0.001cm" svg:height="0.001cm" svg:x="49.254cm" svg:y="87.6cm">
          <draw:image xlink:href="Pictures/100967D200000000000000005EF2A92B3265D923.svg" xlink:type="simple" xlink:show="embed" xlink:actuate="onLoad">
            <text:p/>
          </draw:image>
          <draw:image/>
        </draw:frame>
        <draw:frame draw:style-name="gr4" draw:text-style-name="P5" draw:layer="layout" svg:width="0.001cm" svg:height="0.001cm" svg:x="52.297cm" svg:y="108.372cm">
          <draw:image xlink:href="Pictures/100967D200000000000000005EF2A92B3265D923.svg" xlink:type="simple" xlink:show="embed" xlink:actuate="onLoad">
            <text:p/>
          </draw:image>
          <draw:image/>
        </draw:frame>
        <draw:frame draw:style-name="gr4" draw:text-style-name="P5" draw:layer="layout" svg:width="0.001cm" svg:height="0.001cm" svg:x="52.297cm" svg:y="108.372cm">
          <draw:image xlink:href="Pictures/1000382F0000000000000000246468B18C3DD530.svg" xlink:type="simple" xlink:show="embed" xlink:actuate="onLoad">
            <text:p/>
          </draw:image>
          <draw:image/>
        </draw:frame>
        <draw:frame draw:style-name="gr4" draw:text-style-name="P5" draw:layer="layout" svg:width="0.001cm" svg:height="0.001cm" svg:x="50.006cm" svg:y="174.889cm">
          <draw:image xlink:href="Pictures/100967D200000000000000005EF2A92B3265D923.svg" xlink:type="simple" xlink:show="embed" xlink:actuate="onLoad">
            <text:p/>
          </draw:image>
          <draw:image/>
        </draw:frame>
        <draw:frame draw:style-name="gr4" draw:text-style-name="P5" draw:layer="layout" svg:width="17.839cm" svg:height="18.2cm" svg:x="42.1cm" svg:y="131.4cm">
          <draw:image xlink:href="Pictures/1000A6660000782700007A955A871B4522007E8A.svg" xlink:type="simple" xlink:show="embed" xlink:actuate="onLoad">
            <text:p/>
          </draw:image>
          <draw:image xlink:href="Pictures/10000201000002BC000002CA941FE05B30C242F9.png" xlink:type="simple" xlink:show="embed" xlink:actuate="onLoad"/>
        </draw:frame>
        <draw:frame draw:style-name="gr4" draw:text-style-name="P5" draw:layer="layout" svg:width="19.3cm" svg:height="19.3cm" svg:x="4.8cm" svg:y="4.8cm">
          <draw:image xlink:href="Pictures/1000020100000200000002000E745F1F35F0E2E6.png" xlink:type="simple" xlink:show="embed" xlink:actuate="onLoad">
            <text:p/>
          </draw:image>
        </draw:frame>
        <draw:frame draw:style-name="gr5" draw:text-style-name="P4" draw:layer="layout" svg:width="98cm" svg:height="11.97cm" svg:x="1cm" svg:y="7.8cm">
          <draw:text-box>
            <text:p><text:span text:style-name="T1"/></text:p>
            <text:p text:style-name="P3"><text:span text:style-name="T2"><text:s text:c="3"/></text:span><text:span text:style-name="T2">2018 Pass the SALT</text:span></text:p>
          </draw:text-box>
        </draw:frame>
        <draw:frame draw:style-name="gr4" draw:text-style-name="P5" draw:layer="layout" svg:width="35.893cm" svg:height="12.321cm" draw:transform="rotate (0.0143116998663535) translate (31.967cm 50.38cm)">
          <draw:image xlink:href="Pictures/1000020100001BE000000992628A4E5557EBA0D2.png" xlink:type="simple" xlink:show="embed" xlink:actuate="onLoad">
            <text:p/>
          </draw:image>
        </draw:frame>
        <draw:frame draw:style-name="gr4" draw:text-style-name="P5" draw:layer="layout" svg:width="37.741cm" svg:height="9.762cm" svg:x="10.559cm" svg:y="72.969cm">
          <draw:image xlink:href="Pictures/1000020100000377000000E4353843B9F1C85F65.png" xlink:type="simple" xlink:show="embed" xlink:actuate="onLoad">
            <text:p/>
          </draw:image>
        </draw:frame>
        <draw:frame draw:style-name="gr4" draw:text-style-name="P5" draw:layer="layout" svg:width="24.2cm" svg:height="7.908cm" svg:x="7.357cm" svg:y="92.192cm">
          <draw:image xlink:href="Pictures/10000201000001D10000009894F1AF8557DB4E63.png" xlink:type="simple" xlink:show="embed" xlink:actuate="onLoad">
            <text:p/>
          </draw:image>
        </draw:frame>
        <draw:frame draw:style-name="gr4" draw:text-style-name="P5" draw:layer="layout" svg:width="27.658cm" svg:height="7.266cm" svg:x="39.328cm" svg:y="92.792cm">
          <draw:image xlink:href="Pictures/10000201000006200000019CED755F8588828775.png" xlink:type="simple" xlink:show="embed" xlink:actuate="onLoad">
            <text:p/>
          </draw:image>
        </draw:frame>
        <draw:frame draw:style-name="gr4" draw:text-style-name="P5" draw:layer="layout" svg:width="15.5cm" svg:height="9.017cm" svg:x="74.757cm" svg:y="91.16cm">
          <draw:image xlink:href="Pictures/10000201000003830000020BFBE3BBBA4F51235C.png" xlink:type="simple" xlink:show="embed" xlink:actuate="onLoad">
            <text:p/>
          </draw:image>
        </draw:frame>
        <draw:frame draw:style-name="gr4" draw:text-style-name="P5" draw:layer="layout" svg:width="28.495cm" svg:height="11.7cm" svg:x="58.505cm" svg:y="72cm">
          <draw:image xlink:href="Pictures/10000000000003E800000198423A83D0B1223B51.png" xlink:type="simple" xlink:show="embed" xlink:actuate="onLoad">
            <text:p/>
          </draw:image>
        </draw:frame>
        <draw:frame draw:style-name="gr4" draw:text-style-name="P5" draw:layer="layout" svg:width="28.122cm" svg:height="7.8cm" svg:x="26.1cm" svg:y="104.78cm">
          <draw:image xlink:href="Pictures/100002010000042700000127F1AFC774175F9079.png" xlink:type="simple" xlink:show="embed" xlink:actuate="onLoad">
            <text:p/>
          </draw:image>
        </draw:frame>
        <draw:frame draw:style-name="gr4" draw:text-style-name="P5" draw:layer="layout" svg:width="9.1cm" svg:height="11.32cm" svg:x="64.4cm" svg:y="103.38cm">
          <draw:image xlink:href="Pictures/10000000000000C9000000FA3D46D92827AAECB7.png" xlink:type="simple" xlink:show="embed" xlink:actuate="onLoad">
            <text:p/>
          </draw:image>
        </draw:frame>
        <draw:custom-shape draw:style-name="gr2" draw:text-style-name="P2" draw:layer="layout" svg:width="98cm" svg:height="10.1cm" svg:x="1cm" svg:y="117.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8cm" svg:height="9.8cm" svg:x="1cm" svg:y="117.9cm">
          <draw:text-box>
            <text:p><text:span text:style-name="T1"/></text:p>
            <text:p text:style-name="P3"><text:span text:style-name="T1">HOSTIN</text:span><text:span text:style-name="T1">G, </text:span><text:span text:style-name="T1">SUPPOR</text:span><text:span text:style-name="T1">T &amp; </text:span><text:span text:style-name="T1">MEDIA</text:span></text:p>
          </draw:text-box>
        </draw:frame>
        <draw:frame draw:style-name="gr4" draw:text-style-name="P5" draw:layer="layout" svg:width="32.804cm" svg:height="10.2cm" svg:x="4.6cm" svg:y="135.4cm">
          <draw:image xlink:href="Pictures/100000000000015E0000006D4C1B15FD756292B2.png" xlink:type="simple" xlink:show="embed" xlink:actuate="onLoad">
            <text:p/>
          </draw:image>
        </draw:frame>
        <draw:frame draw:style-name="gr3" draw:text-style-name="P6" draw:layer="layout" svg:width="98cm" svg:height="9.8cm" svg:x="1cm" svg:y="41.1cm">
          <draw:text-box>
            <text:p><text:span text:style-name="T3"/></text:p>
            <text:p text:style-name="P3"><text:span text:style-name="T4">◄</text:span><text:span text:style-name="T5"> </text:span><text:span text:style-name="T6">P</text:span><text:span text:style-name="T6">L</text:span><text:span text:style-name="T6">A</text:span><text:span text:style-name="T6">T</text:span><text:span text:style-name="T6">I</text:span><text:span text:style-name="T6">N</text:span><text:span text:style-name="T6">I</text:span><text:span text:style-name="T6">U</text:span><text:span text:style-name="T6">M</text:span><text:span text:style-name="T6"> </text:span><text:span text:style-name="T6">S</text:span><text:span text:style-name="T6">P</text:span><text:span text:style-name="T6">O</text:span><text:span text:style-name="T6">N</text:span><text:span text:style-name="T6">S</text:span><text:span text:style-name="T6">O</text:span><text:span text:style-name="T6">R</text:span><text:span text:style-name="T3"> </text:span><text:span text:style-name="T7">►</text:span></text:p>
          </draw:text-box>
        </draw:frame>
        <draw:frame draw:style-name="gr3" draw:text-style-name="P4" draw:layer="layout" svg:width="98cm" svg:height="9.8cm" svg:x="1cm" svg:y="30.6cm">
          <draw:text-box>
            <text:p><text:span text:style-name="T1"/></text:p>
            <text:p text:style-name="P3"><text:span text:style-name="T1">SPONSORED BY</text:span></text:p>
          </draw:text-box>
        </draw:frame>
        <draw:frame draw:style-name="gr3" draw:text-style-name="P6" draw:layer="layout" svg:width="98cm" svg:height="9.8cm" svg:x="1cm" svg:y="64.5cm">
          <draw:text-box>
            <text:p><text:span text:style-name="T3"/></text:p>
            <text:p text:style-name="P3"><text:span text:style-name="T4">◄</text:span><text:span text:style-name="T5"> </text:span><text:span text:style-name="T6">GOLD </text:span><text:span text:style-name="T6">SPONSORS</text:span><text:span text:style-name="T3"> </text:span><text:span text:style-name="T7">►</text:span></text:p>
          </draw:text-box>
        </draw:frame>
        <draw:frame draw:style-name="gr3" draw:text-style-name="P6" draw:layer="layout" svg:width="98cm" svg:height="9.8cm" svg:x="1cm" svg:y="83.2cm">
          <draw:text-box>
            <text:p><text:span text:style-name="T3"/></text:p>
            <text:p text:style-name="P3"><text:span text:style-name="T7">◄</text:span><text:span text:style-name="T8"> </text:span><text:span text:style-name="T3">SILVER </text:span><text:span text:style-name="T3">SPONSORS </text:span><text:span text:style-name="T7">►</text:span></text:p>
          </draw:text-box>
        </draw:frame>
        <draw:frame draw:style-name="gr6" draw:text-style-name="P3" draw:layer="layout" svg:width="28.005cm" svg:height="10.604cm" svg:x="68.1cm" svg:y="135.198cm">
          <draw:image xlink:href="Pictures/100002010000015200000080EA0DD9B942B85B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5" draw:display-name="Gradient 15" draw:style="linear" draw:start-color="#7b4397" draw:end-color="#dc2430" draw:start-intensity="100%" draw:end-intensity="100%" draw:angle="22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0cm" fo:page-height="200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ophe Brocas</meta:initial-creator>
    <meta:creation-date>2016-05-09T11:20:41.873667478</meta:creation-date>
    <dc:date>2018-06-08T11:33:11.800611715</dc:date>
    <meta:editing-duration>PT9H26M55S</meta:editing-duration>
    <meta:editing-cycles>97</meta:editing-cycles>
    <meta:generator>LibreOffice/6.0.3.2$Linux_X86_64 LibreOffice_project/00m0$Build-2</meta:generator>
    <meta:document-statistic meta:object-count="26"/>
  </office:meta>
</office:document-meta>
</file>